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/>
    </style:style>
    <style:style style:name="TableColumn6" style:family="table-column">
      <style:table-column-properties style:column-width="6.375in" style:use-optimal-column-width="false"/>
    </style:style>
    <style:style style:name="Table5" style:family="table">
      <style:table-properties style:width="6.37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9" style:parent-style-name="Heading2" style:family="paragraph">
      <style:paragraph-properties fo:margin-top="0in" fo:margin-bottom="0in"/>
      <style:text-properties style:font-name="Arial" style:font-name-complex="Arial" fo:color="#FFFFFF" fo:font-size="11pt" style:font-size-asian="11pt" style:font-size-complex="11pt"/>
    </style:style>
    <style:style style:name="P10" style:parent-style-name="Heading2" style:family="paragraph">
      <style:paragraph-properties fo:margin-top="0in" fo:margin-bottom="0in"/>
      <style:text-properties style:font-name="Arial" style:font-name-complex="Arial" fo:font-weight="normal" style:font-weight-asian="normal" fo:color="#FFFFFF" fo:font-size="11pt" style:font-size-asian="11pt" style:font-size-complex="11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Heading2" style:family="paragraph">
      <style:paragraph-properties fo:margin-top="0in" fo:margin-bottom="0in"/>
    </style:style>
    <style:style style:name="T14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color="#FFFFFF"/>
    </style:style>
    <style:style style:name="P18" style:parent-style-name="Normal" style:family="paragraph">
      <style:paragraph-properties fo:text-align="justify" fo:margin-bottom="0in" fo:line-height="100%"/>
      <style:text-properties style:font-name="Arial" style:font-name-complex="Arial" fo:color="#FFFFFF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22" style:parent-style-name="Normal" style:family="paragraph">
      <style:paragraph-properties fo:margin-bottom="0in" fo:line-height="100%"/>
      <style:text-properties style:font-name="Arial" style:font-name-complex="Arial" style:font-weight-complex="bold" fo:color="#000000" fo:font-size="6pt" style:font-size-asian="6pt" style:font-size-complex="6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font-name="Arial" style:font-name-complex="Arial" style:font-weight-complex="bold" fo:color="#FFFFFF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31" style:parent-style-name="Normal" style:family="paragraph">
      <style:paragraph-properties fo:margin-bottom="0in" fo:line-height="100%"/>
      <style:text-properties style:font-name="Arial" style:font-name-complex="Arial" style:font-weight-complex="bold" fo:color="#000000" fo:font-size="6pt" style:font-size-asian="6pt" style:font-size-complex="6pt" style:text-underline-type="single" style:text-underline-style="solid" style:text-underline-width="auto" style:text-underline-mode="continuous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34" style:parent-style-name="Heading2" style:family="paragraph">
      <style:paragraph-properties fo:margin-top="0in" fo:margin-bottom="0in" fo:background-color="#0091C9"/>
      <style:text-properties style:font-name="Arial" style:font-name-complex="Arial" fo:color="#FFFFFF" fo:font-size="11pt" style:font-size-asian="11pt" style:font-size-complex="11pt"/>
    </style:style>
    <style:style style:name="P35" style:parent-style-name="Normal" style:family="paragraph">
      <style:paragraph-properties fo:margin-bottom="0in" fo:line-height="100%" fo:background-color="#0091C9"/>
      <style:text-properties style:font-name="Arial" style:font-name-complex="Arial" style:font-weight-complex="bold" fo:color="#FFFFFF"/>
    </style:style>
    <style:style style:name="P36" style:parent-style-name="Normal" style:family="paragraph">
      <style:paragraph-properties fo:text-align="end" fo:margin-bottom="0in" fo:line-height="100%"/>
      <style:text-properties style:font-name="Arial" style:font-name-complex="Arial" style:font-weight-complex="bold" fo:color="#FFFFFF"/>
    </style:style>
    <style:style style:name="P37" style:parent-style-name="Normal" style:family="paragraph">
      <style:paragraph-properties fo:text-align="end" fo:margin-bottom="0in" fo:line-height="100%"/>
    </style:style>
    <style:style style:name="T38" style:parent-style-name="DefaultParagraphFont" style:family="text">
      <style:text-properties style:font-name="Arial" style:font-name-complex="Arial" fo:font-weight="bold" style:font-weight-asian="bold" fo:color="#FFFFFF" style:language-asian="en" style:country-asian="GB"/>
    </style:style>
    <style:style style:name="T39" style:parent-style-name="DefaultParagraphFont" style:family="text">
      <style:text-properties style:font-name="Arial" style:font-name-complex="Arial" fo:font-weight="bold" style:font-weight-asian="bold" fo:color="#000000" style:language-asian="en" style:country-asian="GB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43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44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45" style:parent-style-name="Normal" style:family="paragraph">
      <style:paragraph-properties fo:margin-bottom="0in" fo:line-height="100%"/>
      <style:text-properties style:font-name="Arial" style:font-name-complex="Arial" style:font-weight-complex="bold" fo:color="#000000" fo:font-size="6pt" style:font-size-asian="6pt" style:font-size-complex="6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49" style:parent-style-name="DefaultParagraphFont" style:family="text">
      <style:text-properties style:font-name="Arial" style:font-name-complex="Arial" fo:font-weight="bold" style:font-weight-asian="bold" fo:color="#FFFFFF"/>
    </style:style>
    <style:style style:name="T50" style:parent-style-name="DefaultParagraphFont" style:family="text">
      <style:text-properties style:font-name="Arial" style:font-name-complex="Arial" fo:font-weight="bold" style:font-weight-asian="bold" fo:color="#FFFFFF"/>
    </style:style>
    <style:style style:name="T51" style:parent-style-name="DefaultParagraphFont" style:family="text">
      <style:text-properties style:font-name="Arial" style:font-name-complex="Arial" fo:color="#FFFFFF"/>
    </style:style>
    <style:style style:name="P5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53" style:parent-style-name="Normal" style:family="paragraph">
      <style:paragraph-properties fo:text-align="end" fo:margin-bottom="0in" fo:line-height="100%"/>
    </style:style>
    <style:style style:name="T54" style:parent-style-name="DefaultParagraphFont" style:family="text">
      <style:text-properties style:font-name="Arial" style:font-name-complex="Arial" fo:color="#FFFFFF"/>
    </style:style>
    <style:style style:name="T55" style:parent-style-name="DefaultParagraphFont" style:family="text">
      <style:text-properties style:font-name="Arial" style:font-name-complex="Arial" fo:font-weight="bold" style:font-weight-asian="bold" fo:color="#FFFFFF" style:language-asian="en" style:country-asian="GB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Arial" style:font-name-complex="Arial"/>
    </style:style>
    <style:style style:name="P59" style:parent-style-name="ListParagraph" style:family="paragraph">
      <style:paragraph-properties fo:margin-bottom="0in" fo:line-height="100%"/>
      <style:text-properties style:font-name="Arial" style:font-name-complex="Arial"/>
    </style:style>
    <style:style style:name="P60" style:parent-style-name="ListParagraph" style:family="paragraph">
      <style:paragraph-properties fo:margin-bottom="0in" fo:line-height="100%"/>
      <style:text-properties style:font-name="Arial" style:font-name-complex="Arial"/>
    </style:style>
    <style:style style:name="P61" style:parent-style-name="Normal" style:family="paragraph">
      <style:paragraph-properties fo:margin-bottom="0in" fo:line-height="100%"/>
      <style:text-properties style:font-name="Arial" style:font-name-complex="Arial"/>
    </style:style>
    <style:style style:name="P62" style:parent-style-name="Normal" style:family="paragraph">
      <style:paragraph-properties fo:margin-bottom="0in" fo:line-height="100%"/>
      <style:text-properties style:font-name="Arial" style:font-name-complex="Arial"/>
    </style:style>
    <style:style style:name="P63" style:parent-style-name="Normal" style:family="paragraph">
      <style:paragraph-properties fo:margin-bottom="0in" fo:line-height="100%"/>
      <style:text-properties style:font-name="Arial" style:font-name-complex="Arial"/>
    </style:style>
    <style:style style:name="P64" style:parent-style-name="Normal" style:family="paragraph">
      <style:paragraph-properties fo:margin-bottom="0in" fo:line-height="100%"/>
      <style:text-properties style:font-name="Arial" style:font-name-complex="Arial"/>
    </style:style>
    <style:style style:name="P65" style:parent-style-name="Normal" style:family="paragraph">
      <style:paragraph-properties fo:margin-bottom="0in" fo:line-height="100%"/>
      <style:text-properties style:font-name="Arial" style:font-name-complex="Arial"/>
    </style:style>
    <style:style style:name="P66" style:parent-style-name="Normal" style:family="paragraph">
      <style:paragraph-properties fo:margin-bottom="0in" fo:line-height="100%"/>
      <style:text-properties style:font-name="Arial" style:font-name-complex="Arial"/>
    </style:style>
    <style:style style:name="P67" style:parent-style-name="Normal" style:family="paragraph">
      <style:paragraph-properties fo:margin-bottom="0in" fo:line-height="100%"/>
      <style:text-properties style:font-name="Arial" style:font-name-complex="Arial"/>
    </style:style>
    <style:style style:name="P68" style:parent-style-name="Normal" style:family="paragraph">
      <style:paragraph-properties fo:margin-bottom="0in" fo:line-height="100%"/>
      <style:text-properties style:font-name="Arial" style:font-name-complex="Arial"/>
    </style:style>
    <style:style style:name="P69" style:parent-style-name="Normal" style:family="paragraph">
      <style:paragraph-properties fo:margin-bottom="0in" fo:line-height="100%"/>
      <style:text-properties style:font-name="Arial" style:font-name-complex="Arial"/>
    </style:style>
    <style:style style:name="P70" style:parent-style-name="Normal" style:family="paragraph">
      <style:paragraph-properties fo:margin-bottom="0in" fo:line-height="100%"/>
      <style:text-properties style:font-name="Arial" style:font-name-complex="Arial"/>
    </style:style>
    <style:style style:name="P71" style:parent-style-name="Normal" style:family="paragraph">
      <style:paragraph-properties fo:margin-bottom="0in" fo:line-height="100%"/>
      <style:text-properties style:font-name="Arial" style:font-name-complex="Arial"/>
    </style:style>
    <style:style style:name="P7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 fo:font-size="6pt" style:font-size-asian="6pt" style:font-size-complex="6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7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="Arial" style:font-name-complex="Arial" style:font-weight-complex="bold" fo:color="#000000"/>
    </style:style>
    <style:style style:name="T81" style:parent-style-name="DefaultParagraphFont" style:family="text">
      <style:text-properties style:font-name="Arial" style:font-name-complex="Arial" style:font-weight-complex="bold" fo:color="#000000"/>
    </style:style>
    <style:style style:name="T82" style:parent-style-name="DefaultParagraphFont" style:family="text">
      <style:text-properties style:font-name="Arial" style:font-name-complex="Arial" style:font-weight-complex="bold" fo:color="#000000"/>
    </style:style>
    <style:style style:name="T83" style:parent-style-name="DefaultParagraphFont" style:family="text">
      <style:text-properties style:font-name="Arial" style:font-name-complex="Arial" style:font-weight-complex="bold" fo:color="#000000"/>
    </style:style>
    <style:style style:name="T84" style:parent-style-name="DefaultParagraphFont" style:family="text">
      <style:text-properties style:font-name="Arial" style:font-name-complex="Arial" style:font-weight-complex="bold" fo:color="#000000"/>
    </style:style>
    <style:style style:name="T85" style:parent-style-name="DefaultParagraphFont" style:family="text">
      <style:text-properties style:font-name="Arial" style:font-name-complex="Arial" style:font-weight-complex="bold" fo:color="#000000"/>
    </style:style>
    <style:style style:name="P86" style:parent-style-name="Normal" style:family="paragraph">
      <style:paragraph-properties fo:margin-bottom="0in" fo:line-height="100%"/>
      <style:text-properties style:font-name="Arial" style:font-name-complex="Arial" style:font-weight-complex="bold" fo:color="#000000" fo:font-size="6pt" style:font-size-asian="6pt" style:font-size-complex="6pt" style:text-underline-type="single" style:text-underline-style="solid" style:text-underline-width="auto" style:text-underline-mode="continuous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90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P91" style:parent-style-name="Normal" style:family="paragraph">
      <style:paragraph-properties fo:text-align="end" fo:margin-bottom="0in" fo:line-height="100%"/>
    </style:style>
    <style:style style:name="T92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93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97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98" style:parent-style-name="Normal" style:family="paragraph">
      <style:paragraph-properties fo:margin-bottom="0in" fo:line-height="100%"/>
      <style:text-properties style:font-name="Arial" style:font-name-complex="Arial"/>
    </style:style>
    <style:style style:name="P99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00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01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02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03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0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6pt" style:font-size-asian="6pt" style:font-size-complex="6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108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P109" style:parent-style-name="Normal" style:family="paragraph">
      <style:paragraph-properties fo:margin-bottom="0in" fo:line-height="100%"/>
      <style:text-properties style:font-name="Arial" style:font-name-complex="Arial" fo:color="#FFFFFF"/>
    </style:style>
    <style:style style:name="P11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Web" style:family="paragraph">
      <style:paragraph-properties style:vertical-align="middle" fo:background-color="#FFFFFF"/>
      <style:text-properties style:font-name="Arial" style:font-name-complex="Arial" fo:color="#000000" fo:font-size="11pt" style:font-size-asian="11pt" style:font-size-complex="11pt"/>
    </style:style>
    <style:style style:name="P11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6pt" style:font-size-asian="6pt" style:font-size-complex="6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118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119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120" style:parent-style-name="DefaultParagraphFont" style:family="text">
      <style:text-properties style:font-name="Arial" style:font-name-complex="Arial" style:font-weight-complex="bold" fo:color="#FFFFFF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Arial" style:font-name-complex="Arial" style:font-weight-complex="bold" fo:color="#000000" fo:font-size="9pt" style:font-size-asian="9pt" style:font-size-complex="9pt"/>
    </style:style>
    <style:style style:name="P124" style:parent-style-name="NormalWeb" style:family="paragraph">
      <style:paragraph-properties style:vertical-align="middle" fo:background-color="#FFFFFF"/>
      <style:text-properties style:font-name="Arial" style:font-name-complex="Arial" fo:color="#000000" fo:font-size="9pt" style:font-size-asian="9pt" style:font-size-complex="9pt"/>
    </style:style>
    <style:style style:name="P125" style:parent-style-name="NormalWeb" style:family="paragraph">
      <style:paragraph-properties style:vertical-align="middle" fo:background-color="#FFFFFF"/>
    </style:style>
    <style:style style:name="T126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T127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T128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P129" style:parent-style-name="NormalWeb" style:family="paragraph">
      <style:paragraph-properties style:vertical-align="middle" fo:background-color="#FFFFFF"/>
      <style:text-properties style:font-name="Arial" style:font-name-complex="Arial" fo:color="#000000" fo:font-size="9pt" style:font-size-asian="9pt" style:font-size-complex="9pt"/>
    </style:style>
    <style:style style:name="P130" style:parent-style-name="NormalWeb" style:family="paragraph">
      <style:paragraph-properties style:vertical-align="middle" fo:background-color="#FFFFFF"/>
      <style:text-properties style:font-name="Arial" style:font-name-complex="Arial" fo:color="#000000" fo:font-size="9pt" style:font-size-asian="9pt" style:font-size-complex="9pt"/>
    </style:style>
    <style:style style:name="P131" style:parent-style-name="Normal" style:family="paragraph">
      <style:paragraph-properties style:vertical-align="middle" fo:margin-bottom="0in" fo:line-height="100%" fo:background-color="#FFFFFF"/>
      <style:text-properties style:font-name="Arial" style:font-name-complex="Arial" fo:color="#000000" fo:font-size="9pt" style:font-size-asian="9pt" style:font-size-complex="9pt"/>
    </style:style>
    <style:style style:name="P132" style:parent-style-name="Normal" style:family="paragraph">
      <style:paragraph-properties style:vertical-align="middle" fo:margin-bottom="0in" fo:line-height="100%" fo:background-color="#FFFFFF"/>
    </style:style>
    <style:style style:name="T133" style:parent-style-name="Strong" style:family="text">
      <style:text-properties style:font-name="Arial" style:font-name-complex="Arial" fo:font-weight="normal" style:font-weight-asian="normal" fo:color="#000000" fo:font-size="9pt" style:font-size-asian="9pt" style:font-size-complex="9pt"/>
    </style:style>
    <style:style style:name="P134" style:parent-style-name="Normal" style:family="paragraph">
      <style:paragraph-properties fo:margin-bottom="0in" fo:line-height="100%"/>
      <style:text-properties style:font-name="Arial" style:font-name-complex="Arial" style:font-weight-complex="bold" fo:color="#000000" fo:font-size="9pt" style:font-size-asian="9pt" style:font-size-complex="9pt"/>
    </style:style>
    <style:style style:name="P135" style:parent-style-name="Normal" style:family="paragraph">
      <style:paragraph-properties fo:margin-bottom="0in" fo:line-height="100%"/>
      <style:text-properties style:font-name="Arial" style:font-name-complex="Arial" style:font-weight-complex="bold" fo:color="#000000" fo:font-size="9pt" style:font-size-asian="9pt" style:font-size-complex="9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3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="Arial" style:font-name-complex="Arial"/>
    </style:style>
    <style:style style:name="P143" style:parent-style-name="Normal" style:family="paragraph">
      <style:paragraph-properties fo:margin-bottom="0in" fo:line-height="100%"/>
      <style:text-properties style:font-name="Arial" style:font-name-complex="Arial"/>
    </style:style>
    <style:style style:name="P144" style:parent-style-name="Normal" style:family="paragraph">
      <style:paragraph-properties fo:margin-bottom="0in" fo:line-height="100%"/>
    </style:style>
    <style:style style:name="T145" style:parent-style-name="DefaultParagraphFont" style:family="text">
      <style:text-properties style:font-name="Arial" style:font-name-complex="Arial" fo:font-weight="bold" style:font-weight-asian="bold" fo:color="#FFFFFF" fo:font-size="6pt" style:font-size-asian="6pt" style:font-size-complex="6pt"/>
    </style:style>
    <style:style style:name="T146" style:parent-style-name="DefaultParagraphFont" style:family="text">
      <style:text-properties style:font-name="Arial" style:font-name-complex="Arial" fo:font-weight="bold" style:font-weight-asian="bold" fo:color="#FFFFFF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50" style:parent-style-name="Normal" style:family="paragraph">
      <style:paragraph-properties fo:margin-bottom="0in" fo:line-height="100%"/>
    </style:style>
    <style:style style:name="T151" style:parent-style-name="DefaultParagraphFont" style:family="text">
      <style:text-properties style:font-name="Arial" style:font-name-complex="Arial" style:font-weight-complex="bold" fo:color="#FFFFFF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style:font-name="Arial" style:font-name-complex="Arial" fo:color="#000000"/>
    </style:style>
    <style:style style:name="P155" style:parent-style-name="Normal" style:family="paragraph">
      <style:paragraph-properties fo:margin-bottom="0in" fo:line-height="100%"/>
      <style:text-properties style:font-name="Arial" style:font-name-complex="Arial" fo:color="#000000"/>
    </style:style>
    <style:style style:name="P156" style:parent-style-name="Normal" style:family="paragraph">
      <style:paragraph-properties fo:margin-bottom="0in" fo:line-height="100%"/>
      <style:text-properties style:font-name="Arial" style:font-name-complex="Arial" fo:color="#FFFFFF" fo:font-size="6pt" style:font-size-asian="6pt" style:font-size-complex="6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6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style:font-name="Arial" style:font-name-complex="Arial"/>
    </style:style>
    <style:style style:name="P16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 fo:font-size="6pt" style:font-size-asian="6pt" style:font-size-complex="6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6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style:font-name="Arial" style:font-name-complex="Arial"/>
    </style:style>
    <style:style style:name="P17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 fo:font-size="6pt" style:font-size-asian="6pt" style:font-size-complex="6pt"/>
    </style:style>
    <style:style style:name="P173" style:parent-style-name="Normal" style:family="paragraph">
      <style:paragraph-properties fo:text-align="justify"/>
      <style:text-properties style:font-name="Arial" style:font-name-complex="Arial" fo:color="#000000"/>
    </style:style>
  </office:automatic-styles>
  <office:body>
    <office:text text:use-soft-page-breaks="true">
      <text:p text:style-name="P1"><text:line-break/>Innovation<text:s/>Case Study</text:p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h text:style-name="P9" text:outline-level="2">Title<text:s/>of innovation</text:h>
            <text:h text:style-name="P10" text:outline-level="2"/>
          </table:table-cell>
        </table:table-row>
        <table:table-row table:style-name="TableRow11">
          <table:table-cell table:style-name="TableCell12">
            <text:h text:style-name="P13" text:outline-level="2"><text:span text:style-name="T14">Nurse Led Health Awareness Events<text:s/></text:span></text:h>
          </table:table-cell>
        </table:table-row>
        <table:table-row table:style-name="TableRow15">
          <table:table-cell table:style-name="TableCell16">
            <text:p text:style-name="P17">Please provide a very brief description of your innovation?</text:p>
            <text:p text:style-name="P18"/>
          </table:table-cell>
        </table:table-row>
        <table:table-row table:style-name="TableRow19">
          <table:table-cell table:style-name="TableCell20">
            <text:p text:style-name="P21">In<text:s/>April<text:s/>2017 we recruited a<text:s/>registered<text:s/>nurse, Jasvinder Khaira,<text:s/>as our information skills trainer, to deliver information, support and peer to peer outreach training, more effectively. <text:s/>This post is also our take on the Clinical Librarian role and our way of providing patient and public information.<text:s text:c="2"/>We have found that recruiting a nurse has opened doors<text:s/>in the Trust<text:s/>that were previously closed to the library<text:s/>staff.</text:p>
            <text:p text:style-name="P22"/>
          </table:table-cell>
        </table:table-row>
        <table:table-row table:style-name="TableRow23">
          <table:table-cell table:style-name="TableCell24">
            <text:p text:style-name="P25">During which period did you implement your innovation?</text:p>
            <text:p text:style-name="P26"><text:span text:style-name="T27">Please state which year (and month if possible).</text:span></text:p>
          </table:table-cell>
        </table:table-row>
        <table:table-row table:style-name="TableRow28">
          <table:table-cell table:style-name="TableCell29">
            <text:p text:style-name="P30">April 2017 and ongoing</text:p>
            <text:p text:style-name="P31"/>
          </table:table-cell>
        </table:table-row>
        <table:table-row table:style-name="TableRow32">
          <table:table-cell table:style-name="TableCell33">
            <text:h text:style-name="P34" text:outline-level="2">What was the driver for your innovation?<text:s/></text:h>
            <text:p text:style-name="P35">Please describe the issue or challenge that your innovation addresses<text:s/></text:p>
            <text:p text:style-name="P36"/>
            <text:p text:style-name="P37"><text:span text:style-name="T38">(100 words max)</text:span><text:span text:style-name="T39"><text:s/></text:span></text:p>
          </table:table-cell>
        </table:table-row>
        <table:table-row table:style-name="TableRow40">
          <table:table-cell table:style-name="TableCell41">
            <text:p text:style-name="P42">In<text:s/>spite of our best efforts, the library staff<text:s/>weren’t reaching clinical staff effectively, particularly non-library users, to advise them of the benefits of using the library.</text:p>
            <text:p text:style-name="P43"/>
            <text:p text:style-name="P44">We<text:s/>recruited<text:s/>a nurse and<text:s/>provided her with information skills training so she could help us<text:s/>promote the library resources<text:s/>and services<text:s/>to staff<text:s/>on wards<text:s/>and in the community. <text:s/>As part of the library team, working in partnership with clinical staff, occupational health, patient experience and public libraries Jas<text:s/>has<text:s/>also<text:s/>been able<text:s/>develop<text:s/>health<text:s/>awareness exhibitions which take place mostly in the main hospital corridor at regular times during the year.</text:p>
            <text:p text:style-name="P45"/>
          </table:table-cell>
        </table:table-row>
        <table:table-row table:style-name="TableRow46">
          <table:table-cell table:style-name="TableCell47">
            <text:p text:style-name="P48"><text:span text:style-name="T49">What did you do?</text:span><text:span text:style-name="T50"><text:line-break/></text:span><text:span text:style-name="T51">Please describe your aims and objectives and how you implemented these</text:span></text:p>
            <text:p text:style-name="P52"/>
            <text:p text:style-name="P53"><text:span text:style-name="T54"><text:s/></text:span><text:span text:style-name="T55">(200 words max)</text:span></text:p>
          </table:table-cell>
        </table:table-row>
        <table:table-row table:style-name="TableRow56">
          <table:table-cell table:style-name="TableCell57">
            <text:p text:style-name="P58">Our aim<text:s/>is to</text:p>
            <text:list text:style-name="LFO13" text:continue-numbering="true">
              <text:list-item>
                <text:p text:style-name="P59">raise awareness of the library,<text:s/>and how it can help staff, as<text:s/>a by-product of the patient and public<text:s/>health<text:s/>awareness exhibitions<text:s/>that we run</text:p>
              </text:list-item>
              <text:list-item>
                <text:p text:style-name="P60">to work in partnership with key individuals and departments within the Trust and outside (e.g. public libraries, public health)<text:s/>for mutual benefit</text:p>
              </text:list-item>
            </text:list>
            <text:p text:style-name="P61"><text:s/></text:p>
            <text:p text:style-name="P62">The<text:s/>awareness<text:s/>events are selected for the year and contact is made with key clinical<text:s/>and non-clinical<text:s/>staff to ask if they are interested in being involved. <text:s/></text:p>
            <text:p text:style-name="P63"/>
            <text:p text:style-name="P64">Topics<text:s/>covered<text:s/>to date are Dementia, Diabetes, Health Information Week <text:s/>(which<text:s/>included various topics such as<text:s/>mental health, breast cancer, baby loss,<text:s/>ADHD,<text:s/>men’s health<text:s/>and other health topics that shared the same awareness week<text:s/>as HIW). <text:s/>Topics<text:s/>early<text:s/>in 2018<text:s/>include SALT awareness,<text:s/>nutrition, hydration and dysphagia<text:s/>in partnership<text:s/>with the dieticians and speech and language therapists<text:s/>in March. <text:s/>Other topics are arranged for the rest of the year.<text:s/>A list can be provided.</text:p>
            <text:p text:style-name="P65"/>
            <text:p text:style-name="P66">Jas, in partnership with<text:s/>departmental nurses (and on one occasion the Medical Director<text:s/>-<text:s/>for men’s health awareness) are on hand to answer questions from the public<text:s/>and offer information leaflets and handouts from self-help groups and charities.<text:s text:c="2"/></text:p>
            <text:p text:style-name="P67"/>
            <text:p text:style-name="P68"/>
            <text:p text:style-name="P69"/>
            <text:p text:style-name="P70"/>
            <text:p text:style-name="P71"/>
            <text:p text:style-name="P72"/>
          </table:table-cell>
        </table:table-row>
        <table:table-row table:style-name="TableRow73">
          <table:table-cell table:style-name="TableCell74">
            <text:p text:style-name="P75">What methods were used to evaluate your innovation?</text:p>
            <text:p text:style-name="P76"/>
          </table:table-cell>
        </table:table-row>
        <table:table-row table:style-name="TableRow77">
          <table:table-cell table:style-name="TableCell78">
            <text:p text:style-name="P79"><text:span text:style-name="T80">Evaluation is currently anecdotal. <text:s/>We receive informal feedback from<text:s/></text:span><text:span text:style-name="T81">clinical<text:s/></text:span><text:span text:style-name="T82">staff and from members of the public when we speak to them at the exhibition stands.</text:span><text:span text:style-name="T83"><text:s text:c="2"/></text:span><text:span text:style-name="T84">For the future w</text:span><text:span text:style-name="T85">e are looking into a token or smiley face system of obtaining informal feedback and a questionnaire to those who have been involved with the event.</text:span></text:p>
            <text:p text:style-name="P86"/>
          </table:table-cell>
        </table:table-row>
        <table:table-row table:style-name="TableRow87">
          <table:table-cell table:style-name="TableCell88">
            <text:p text:style-name="P89"><text:span text:style-name="T90">What were the outcomes and key learning points?</text:span></text:p>
            <text:p text:style-name="P91"><text:span text:style-name="T92">(200 words max)</text:span><text:span text:style-name="T93"><text:line-break/></text:span></text:p>
          </table:table-cell>
        </table:table-row>
        <table:table-row table:style-name="TableRow94">
          <table:table-cell table:style-name="TableCell95">
            <text:p text:style-name="P96">The main outcomes are<text:s/>that we are<text:s/>succeeding in<text:s/>raising<text:s/>awareness of the library and<text:s/>working in partnership with more and more people within the Trust and outside,<text:s/>with a shared common purpose of providing trusted, unbiased information to help patients and the public make informed choices about their health care and<text:s/>lifestyles. <text:s/>This work also helps them to<text:s/>become<text:s/>informed<text:s/>partners<text:s/>in the<text:s/>shared decision making about their health/treatment.</text:p>
            <text:p text:style-name="P97"/>
            <text:p text:style-name="P98">We now find that clinical staff are contacting us to ask if we can work with them to raise awareness of particular health topics for the benefit of their patients and<text:s/>the public and to ask for information and help with literature searches.</text:p>
            <text:p text:style-name="P99"/>
            <text:p text:style-name="P100">Another benefit<text:s/>has been the increase in the usage of our point of care tool DynaMed plus as a result of Jas’s work<text:s/>on promoting this tool to staff.</text:p>
            <text:p text:style-name="P101"/>
            <text:p text:style-name="P102">Since Jas has joined the team, her role<text:s/>has<text:s/>shown that this is an<text:s/>effective and productive<text:s/>way to promote the library and build mutually beneficial partnerships<text:s/>because she<text:s/>is able to reach the parts<text:s/>of the hospital, in her uniform,<text:s/>that have<text:s/>been difficult for the library team<text:s/>to reach.</text:p>
            <text:p text:style-name="P103"/>
            <text:p text:style-name="P104"/>
          </table:table-cell>
        </table:table-row>
        <table:table-row table:style-name="TableRow105">
          <table:table-cell table:style-name="TableCell106">
            <text:p text:style-name="P107"><text:span text:style-name="T108">Please provide a short quote from a member of staff who has benefitted from the innovation<text:s/></text:span></text:p>
            <text:p text:style-name="P109">Please include name and job title</text:p>
            <text:p text:style-name="P110"><text:s text:c="118"/>(100 words max)</text:p>
          </table:table-cell>
        </table:table-row>
        <table:table-row table:style-name="TableRow111">
          <table:table-cell table:style-name="TableCell112">
            <text:p text:style-name="P113">‘Having the stall is a really great opportunity to share the messages’. Nikki Stewart, Clinical and Operational Lead Dietitian for Hertfordshire Community Trust</text:p>
            <text:p text:style-name="P114"/>
          </table:table-cell>
        </table:table-row>
        <table:table-row table:style-name="TableRow115">
          <table:table-cell table:style-name="TableCell116">
            <text:p text:style-name="P117"><text:span text:style-name="T118">Further information<text:s/></text:span><text:span text:style-name="T119"><text:line-break/></text:span><text:span text:style-name="T120">Please use this field to enter any relevant further information, such as links, references or associated innovations</text:span></text:p>
          </table:table-cell>
        </table:table-row>
        <table:table-row table:style-name="TableRow121">
          <table:table-cell table:style-name="TableCell122">
            <text:p text:style-name="P123">A few more quotes:</text:p>
            <text:p text:style-name="P124">‘We would most appreciate your help organising any events for World Diabetes Day on 14th November. Perhaps we can meet you to brainstorm some ideas?’Nicola Baldry, Diabetes Specialist Nurse</text:p>
            <text:p text:style-name="P125"><text:span text:style-name="T126">‘I enjoyed it (ADHD awareness) and it was good to meet you and find out all the good work you are doing’.</text:span><text:span text:style-name="T127"><text:line-break/>Ruth Beets| Specialist ADHD Nurse| Community Paediatrics</text:span><text:span text:style-name="T128"><text:line-break/></text:span></text:p>
            <text:p text:style-name="P129"><text:s/>‘We have a great opportunity to show case the Swallowing Awareness week on March 14th (Wed) in the main corridor at the Lister<text:s/></text:p>
            <text:p text:style-name="P130"> Jas is happy to pull together any laminates / posters and presentation boards for this but it would be great if we could also bring some material /practical display e.g. thickener / oral care flyers/ advice re modified diets etc on the day’</text:p>
            <text:p text:style-name="P131">Clare Ramsay (This e-mail sent to colleagues in her team)</text:p>
            <text:p text:style-name="P132"><text:span text:style-name="T133">Team Lead East &amp; North Herts, Speech and Language Therapy<text:s/></text:span></text:p>
            <text:p text:style-name="P134"/>
            <text:p text:style-name="P135"/>
          </table:table-cell>
        </table:table-row>
        <table:table-row table:style-name="TableRow136">
          <table:table-cell table:style-name="TableCell137">
            <text:p text:style-name="P138">Your name and job title</text:p>
            <text:p text:style-name="P139"/>
          </table:table-cell>
        </table:table-row>
        <table:table-row table:style-name="TableRow140">
          <table:table-cell table:style-name="TableCell141">
            <text:p text:style-name="P142">Joan Lomas</text:p>
            <text:p text:style-name="P143">Library Manager</text:p>
            <text:p text:style-name="P144"><text:span text:style-name="T145">in</text:span><text:span text:style-name="T146"><text:s/>HEE</text:span></text:p>
          </table:table-cell>
        </table:table-row>
        <table:table-row table:style-name="TableRow147">
          <table:table-cell table:style-name="TableCell148">
            <text:p text:style-name="P149">Your<text:s/>Library &amp; Knowledge Service<text:s/>&amp; Organisation</text:p>
            <text:p text:style-name="P150"><text:span text:style-name="T151">Please provide the name of your service and organisation in which it is based</text:span></text:p>
          </table:table-cell>
        </table:table-row>
        <table:table-row table:style-name="TableRow152">
          <table:table-cell table:style-name="TableCell153">
            <text:p text:style-name="P154">East and North Hertfordshire NHS Trust</text:p>
            <text:p text:style-name="P155">Lister Hospital Staff Library,<text:s/>Corey’s Mill Lane,<text:s/>Stevenage.<text:s/>Herts<text:s/>SG1 4AB</text:p>
            <text:p text:style-name="P156"/>
          </table:table-cell>
        </table:table-row>
        <table:table-row table:style-name="TableRow157">
          <table:table-cell table:style-name="TableCell158">
            <text:p text:style-name="P159">Your email address</text:p>
            <text:p text:style-name="P160"/>
          </table:table-cell>
        </table:table-row>
        <table:table-row table:style-name="TableRow161">
          <table:table-cell table:style-name="TableCell162">
            <text:p text:style-name="P163">Joan.lomas@nhs.net</text:p>
            <text:p text:style-name="P164"/>
          </table:table-cell>
        </table:table-row>
        <table:table-row table:style-name="TableRow165">
          <table:table-cell table:style-name="TableCell166">
            <text:p text:style-name="P167">Your phone number</text:p>
            <text:p text:style-name="P168"/>
          </table:table-cell>
        </table:table-row>
        <table:table-row table:style-name="TableRow169">
          <table:table-cell table:style-name="TableCell170">
            <text:p text:style-name="P171">01438 285520</text:p>
            <text:p text:style-name="P172"/>
          </table:table-cell>
        </table:table-row>
      </table:table>
      <text:p text:style-name="P1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PlaceholderText" style:display-name="Placeholder Text" style:family="text" style:parent-style-name="DefaultParagraphFont">
      <style:text-properties fo:color="#808080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65in"/>
      </style:header-style>
      <style:footer-style>
        <style:header-footer-properties style:dynamic-spacing="true" fo:min-height="-0.2944in"/>
      </style:footer-style>
    </style:page-layout>
    <style:style style:name="P2" style:parent-style-name="Footer" style:family="paragraph">
      <style:paragraph-properties fo:text-align="end"/>
    </style:style>
    <style:style style:name="P3" style:parent-style-name="Header" style:family="paragraph">
      <style:paragraph-properties fo:text-align="end"/>
    </style:style>
    <style:style style:name="T4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>Innovation template adapted for LKS<text:s/>1.2</text:p>
      </style:footer>
    </style:master-page>
    <style:master-page style:next-style-name="MP0" style:name="MPF0" style:page-layout-name="PL0">
      <style:header>
        <text:p text:style-name="P3"><text:span text:style-name="T4"><draw:frame draw:z-index="251659264" draw:style-name="a0" draw:name="Picture 1" text:anchor-type="paragraph" svg:x="3.92708in" svg:y="-0.17917in" svg:width="2.9375in" svg:height="0.58264in" style:rel-width="scale" style:rel-height="scale"><draw:image xlink:href="media/image1.jpe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ominic Gilroy</meta:initial-creator>
    <dc:creator>phoebe macindoe</dc:creator>
    <meta:creation-date>2021-07-07T11:09:00Z</meta:creation-date>
    <dc:date>2021-07-07T11:09:00Z</dc:date>
    <meta:print-date>2015-10-19T15:41:00Z</meta:print-date>
    <meta:template xlink:href="Normal.dotm" xlink:type="simple"/>
    <meta:editing-cycles>2</meta:editing-cycles>
    <meta:editing-duration>PT0S</meta:editing-duration>
    <meta:user-defined meta:name="ContentTypeId">0x01010063F7F34526FF9B4B8EA8839F1233EEAB</meta:user-defined>
    <meta:document-statistic meta:page-count="1" meta:paragraph-count="12" meta:word-count="919" meta:character-count="6150" meta:row-count="43" meta:non-whitespace-character-count="5243"/>
  </office:meta>
</office:document-meta>
</file>